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688" calcext:value-type="float">
            <text:p>66.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568" calcext:value-type="float">
            <text:p>64.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3056" calcext:value-type="float">
            <text:p>67.1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6912" calcext:value-type="float">
            <text:p>64.4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8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24464" calcext:value-type="float">
            <text:p>61.6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</text:p>
          </table:table-cell>
          <table:table-cell office:value-type="string" calcext:value-type="string">
            <text:p>NHP-PL-157</text:p>
          </table:table-cell>
          <table:table-cell office:value-type="string" calcext:value-type="string">
            <text:p>196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